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text>Es gilt:</mtext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o stretchy="false">…</mo>
                      </msub>
                      <mi>,</mi>
                      <msub>
                        <mi>x</mi>
                        <mi>n</mi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o stretchy="false">⋮</mo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i>n</mi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i>x</mi>
                    </mrow>
                    <mo stretchy="false">∣</mo>
                    <mrow>
                      <mi>a</mi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o stretchy="false">…</mo>
              </msub>
            </mrow>
            <mrow>
              <msub>
                <mi>a</mi>
                <mo stretchy="false">⋮</mo>
              </msub>
              <mo stretchy="false">+</mo>
              <msub>
                <mi>x</mi>
                <mi>n</mi>
              </msub>
            </mrow>
            <mrow>
              <msub>
                <mi>a</mi>
                <mi>n</mi>
              </msub>
              <mo stretchy="false">=</mo>
              <mi>S</mi>
            </mrow>
          </mrow>
        </mtd>
      </mtr>
      <mtr>
        <mtd>
          <mrow/>
        </mtd>
      </mtr>
      <mtr>
        <mtd>
          <mrow>
            <mrow>
              <mfenced open="(" close=")">
                <mrow>
                  <mtable>
                    <mtr>
                      <mtd>
                        <mrow>
                          <msub>
                            <mrow>
                              <mover accent="true">
                                <mi>x</mi>
                                <mo stretchy="false">̄</mo>
                              </mover>
                            </mrow>
                            <mn>1</mn>
                          </msub>
                        </mrow>
                      </mtd>
                    </mtr>
                    <mtr>
                      <mtd>
                        <mrow>
                          <msub>
                            <mrow>
                              <mover accent="true">
                                <mi>x</mi>
                                <mo stretchy="false">̄</mo>
                              </mover>
                            </mrow>
                            <mn>2</mn>
                          </msub>
                        </mrow>
                      </mtd>
                    </mtr>
                    <mtr>
                      <mtd>
                        <mrow>
                          <msub>
                            <mrow>
                              <mover accent="true">
                                <mi>x</mi>
                                <mo stretchy="false">̄</mo>
                              </mover>
                            </mrow>
                            <mo stretchy="false">⋮</mo>
                          </msub>
                        </mrow>
                      </mtd>
                    </mtr>
                    <mtr>
                      <mtd>
                        <mrow>
                          <msub>
                            <mrow>
                              <mover accent="true">
                                <mi>x</mi>
                                <mo stretchy="false">̄</mo>
                              </mover>
                            </mrow>
                            <mi>n</mi>
                          </msub>
                        </mrow>
                      </mtd>
                    </mtr>
                  </mtable>
                </mrow>
              </mfenced>
              <mo stretchy="false">=</mo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sub>
                                <mi>e</mi>
                                <mrow>
                                  <msub>
                                    <mn>1</mn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1</mn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1</mn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1</mn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e</mi>
                                <mrow>
                                  <msub>
                                    <mn>2</mn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2</mn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2</mn>
                                    <mo stretchy="false">⋯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n>2</mn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e</mi>
                                <mrow>
                                  <msub>
                                    <mo stretchy="false">⋮</mo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o stretchy="false">⋮</mo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o stretchy="false">⋮</mo>
                                    <mo stretchy="false">…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o stretchy="false">⋮</mo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e</mi>
                                <mrow>
                                  <msub>
                                    <mi>n</mi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i>n</mi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i>n</mi>
                                    <mo stretchy="false">…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row>
                                  <msub>
                                    <mi>n</mi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1</mn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2</mn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o stretchy="false">⋯</mo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i>n</mi>
                                    </mrow>
                                    <mn>1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1</mn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2</mn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o stretchy="false">⋯</mo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i>n</mi>
                                    </mrow>
                                    <mn>2</mn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1</mn>
                                    </mrow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2</mn>
                                    </mrow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o stretchy="false">⋯</mo>
                                    </mrow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i>n</mi>
                                    </mrow>
                                    <mo stretchy="false">⋮</mo>
                                  </msub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1</mn>
                                    </mrow>
                                    <mi>n</mi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n>2</mn>
                                    </mrow>
                                    <mi>n</mi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o stretchy="false">⋯</mo>
                                    </mrow>
                                    <mi>n</mi>
                                  </msub>
                                </mrow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row>
                                  <msub>
                                    <mrow>
                                      <mi>n</mi>
                                    </mrow>
                                    <mi>n</mi>
                                  </msub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fenced open="(" close=")">
                  <mrow>
                    <mtable>
                      <mtr>
                        <mtd>
                          <mrow>
                            <msub>
                              <mi>x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o stretchy="false">⋮</mo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i>n</mi>
                            </msub>
                          </mrow>
                        </mtd>
                      </mtr>
                    </mtable>
                  </mrow>
                </mfenced>
              </mrow>
            </mrow>
          </mrow>
        </mtd>
      </mtr>
      <mtr>
        <mtd>
          <mrow/>
        </mtd>
      </mtr>
      <mtr>
        <mtd>
          <mrow>
            <mtext>Die Notation</mtext>
            <msub>
              <mi>e</mi>
              <mrow>
                <msub>
                  <mn>2</mn>
                  <mn>1</mn>
                </msub>
              </mrow>
            </msub>
            <mtext>bezeichnet die 1. Komponente des Vektors</mtext>
            <msub>
              <mi>e</mi>
              <mn>2</mn>
            </msub>
            <mtext>, also des 2. Einheitsvektors. Aus der Vorschrift oben</mtext>
          </mrow>
        </mtd>
      </mtr>
      <mtr>
        <mtd>
          <mrow>
            <mtext>ist ersichtlich dass die zweite Basismatrix transponiert sein muß, was aber aufgrund der Diagonalität nichts ändert.</mtext>
          </mrow>
        </mtd>
      </mtr>
      <mtr>
        <mtd>
          <mrow/>
        </mtd>
      </mtr>
      <mtr>
        <mtd>
          <mrow>
            <mrow>
              <mover accent="true">
                <mstyle mathvariant="bold">
                  <mrow>
                    <mi>x</mi>
                  </mrow>
                </mstyle>
                <mo stretchy="false">̄</mo>
              </mover>
              <mo stretchy="false">=</mo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1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1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1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2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1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o stretchy="false">⋯</mo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1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i>n</mi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2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1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2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2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2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o stretchy="false">⋯</mo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n>2</mn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i>n</mi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o stretchy="false">⋮</mo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1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o stretchy="false">⋮</mo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2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o stretchy="false">⋮</mo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o stretchy="false">⋯</mo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o stretchy="false">⋮</mo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i>n</mi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i>n</mi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1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i>n</mi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n>2</mn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i>n</mi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o stretchy="false">⋯</mo>
                            </msub>
                          </mrow>
                        </mtd>
                        <mtd>
                          <mrow>
                            <msub>
                              <mfenced open="〈" close="∣">
                                <mrow>
                                  <mi>e</mi>
                                </mrow>
                              </mfenced>
                              <mi>n</mi>
                            </msub>
                            <msub>
                              <mfenced open="∣" close="〉"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</mfenced>
                              <mi>n</mi>
                            </msub>
                          </mrow>
                        </mtd>
                      </mtr>
                    </mtable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sub>
                              <mi>x</mi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n>2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o stretchy="false">⋮</mo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x</mi>
                              <mi>n</mi>
                            </msub>
                          </mrow>
                        </mtd>
                      </mtr>
                    </mtable>
                  </mrow>
                </mfenced>
              </mrow>
            </mrow>
          </mrow>
        </mtd>
      </mtr>
    </mtable>
    <annotation encoding="StarMath 5.0">{bar x} _i = sum from j=1 to n ( {bold e} _i {bar bold e} _j ) x _j newline newline

"Es gilt:"

left ( x _1 , x _2 , x _dotslow ,x _n right ) 

cdot 

left ( stack{
 a _1 # a _2 # a _dotsvert # a _n} right ) =

left langle x mline a right rangle =

x _1 a _1 + x _2 a _2 + x _dotslow a _dotsvert + x _n a _n 

= S

newline newline

left ( stack{
 {bar x} _1 # {bar x} _2 # {bar x} _dotsvert # {bar x} _n} right ) 
 
=

left ( matrix{
 e _{1 _1} # e _{1 _2} # e _{1 _dotsaxis} # e _{1 _n} ##
 e _{2 _1} # e _{2 _2} # e _{2 _dotsaxis} # e _{2 _n} ##
 e _{dotsvert _1} # e _{dotsvert _2} # e _{dotsvert _dotslow} # e _{dotsvert _n} ##
 e _{n _1} # e _{n _2} # e _{n _dotslow} # e _{n _n} } right )
 
cdot

left ( matrix{
 {bar e} _{{1} _1} # {bar e} _{{2} _1} # {bar e} _{{dotsaxis} _1} # {bar e} _{{n} _1} ##
 {bar e} _{{1} _2} # {bar e} _{{2} _2} # {bar e} _{{dotsaxis} _2} # {bar e} _{{n} _2} ##
 {bar e} _{{1} _dotsvert} # {bar e} _{{2} _dotsvert} # {bar e} _{{dotsaxis} _dotsvert} # {bar e} _{{n} _dotsvert} ##
 {bar e} _{{1} _n} # {bar e} _{{2} _n} # {bar e} _{{dotsaxis} _n} # {bar e} _{{n} _n} } right ) 
 
cdot

left ( stack{
 x _1 # x _2 # x _dotsvert # x _n} right ) 

newline newline

alignr "Die Notation" e _{2 _1} "bezeichnet die 1. Komponente des Vektors" e _2 ", also des 2. Einheitsvektors. Aus der Vorschrift oben" newline alignr
"ist ersichtlich dass die zweite Basismatrix transponiert sein muß, was aber aufgrund der Diagonalität nichts ändert."

newline newline

bar bold x

= 
left ( matrix{
 left langle e right rline _1 left lline bar e right rangle _1 #
 left langle e right rline _1 left lline bar e right rangle _2 #
 left langle e right rline _1 left lline bar e right rangle _dotsaxis #
 left langle e right rline _1 left lline bar e right rangle _n ##
 
 left langle e right rline _2 left lline bar e right rangle _1 #
 left langle e right rline _2 left lline bar e right rangle _2 #
 left langle e right rline _2 left lline bar e right rangle _dotsaxis #
 left langle e right rline _2 left lline bar e right rangle _n ##
 
 left langle e right rline _dotsvert left lline bar e right rangle _1 #
 left langle e right rline _dotsvert left lline bar e right rangle _2 #
 left langle e right rline _dotsvert left lline bar e right rangle _dotsaxis #
 left langle e right rline _dotsvert left lline bar e right rangle _n ##
 
 left langle e right rline _n left lline bar e right rangle _1 #
 left langle e right rline _n left lline bar e right rangle _2 #
 left langle e right rline _n left lline bar e right rangle _dotsaxis #
 left langle e right rline _n left lline bar e right rangle _n } right )

cdot

left ( stack{x _1 # x _2 # x _dotsvert # x _n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